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QUERA PILCOMAMANI,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78236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20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QUERA PILCOMAMANI, FERNA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78236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520 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8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3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456597</text:p>
          </table:table-cell>
          <table:table-cell table:style-name="Tabla2.D3" office:value-type="string">
            <text:p text:style-name="P23">13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46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